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3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4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5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36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7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Ubuntu" fo:font-size="8pt" officeooo:rsid="003162d0" officeooo:paragraph-rsid="003162d0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2032fd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162d0"/>
    </style:style>
    <style:style style:name="T11" style:family="text">
      <style:text-properties officeooo:rsid="00332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/>Analisis Keterkaitan Ranah Antara SKL, KI, dan KD </text:p>
      <text:p text:style-name="P5"><text:span text:style-name="T9">Mata Pelajaran: </text:span><text:span text:style-name="T3">Administrasi Infrastruktur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9">KOMPETENSI DASAR PENGETAHUAN </text:p>
              <text:p text:style-name="P9">(KD-3)</text:p>
            </table:table-cell>
            <table:table-cell table:style-name="Table2.A1" table:number-rows-spanned="2" office:value-type="string">
              <text:p text:style-name="P9">KOMPETENSI DASAR KETERAMPILAN </text:p>
              <text:p text:style-name="P9">(KD-4)</text:p>
            </table:table-cell>
            <table:table-cell table:style-name="Table2.A1" office:value-type="string">
              <text:p text:style-name="P14">Analisis KD-3</text:p>
            </table:table-cell>
            <table:table-cell table:style-name="Table2.A1" office:value-type="string">
              <text:p text:style-name="P10">Rekomendasi KD-3</text:p>
            </table:table-cell>
            <table:table-cell table:style-name="Table2.A1" office:value-type="string">
              <text:p text:style-name="P9">Analisis KD-4</text:p>
            </table:table-cell>
            <table:table-cell table:style-name="Table2.A1" office:value-type="string">
              <text:p text:style-name="P10">Rekomendasi KD-4</text:p>
            </table:table-cell>
            <table:table-cell table:style-name="Table2.A1" office:value-type="string">
              <text:p text:style-name="P10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5">Tingkat Dimensi Kognitif dan Bentuk Dimensi Pengetahuan</text:p>
            </table:table-cell>
            <table:table-cell table:style-name="Table2.A1" office:value-type="string">
              <text:p text:style-name="P6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1">Bentuk Taksonomi dan Tingkat Taksonomi</text:p>
            </table:table-cell>
            <table:table-cell table:style-name="Table2.A1" office:value-type="string">
              <text:p text:style-name="P6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621180470" text:style-name="WWNum2">
                <text:list-item>
                  <text:p text:style-name="P36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37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2">1</text:p>
            </table:table-cell>
            <table:table-cell table:style-name="Table2.A1" office:value-type="string">
              <text:p text:style-name="P12">2</text:p>
            </table:table-cell>
            <table:table-cell table:style-name="Table2.A1" office:value-type="string">
              <text:p text:style-name="P15">3</text:p>
            </table:table-cell>
            <table:table-cell table:style-name="Table2.D3" office:value-type="string">
              <text:p text:style-name="P11">4</text:p>
            </table:table-cell>
            <table:table-cell table:style-name="Table2.A1" office:value-type="string">
              <text:p text:style-name="P12">5</text:p>
            </table:table-cell>
            <table:table-cell table:style-name="Table2.F3" office:value-type="string">
              <text:p text:style-name="P11">6</text:p>
            </table:table-cell>
            <table:table-cell table:style-name="Table2.G3" office:value-type="string">
              <text:p text:style-name="P11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7">3.1</text:p>
                </table:table-cell>
                <table:table-cell table:style-name="Table1.B1" office:value-type="string">
                  <text:p text:style-name="P29">Mengevaluasi <text:span text:style-name="T10">sistem operasi</text:span> jaringan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7">4.1</text:p>
                </table:table-cell>
                <table:table-cell table:style-name="Table3.A1" office:value-type="string">
                  <text:p text:style-name="P38">Menginstalasi sistem operasi jaringan</text:p>
                </table:table-cell>
              </table:table-row>
            </table:table>
            <text:p text:style-name="P7"/>
            <text:p text:style-name="P7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8">Memahami (C2) </text:p>
                </table:table-cell>
              </table:table-row>
            </table:table>
            <text:p text:style-name="P13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8">Memahami (C2) sesuai dengan Pengetahuan konseptual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8">Menyaji (P5)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8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9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9"/>
                </table:table-cell>
              </table:table-row>
            </table:table>
            <text:p text:style-name="P7"/>
          </table:table-cell>
          <table:table-cell table:style-name="Table2.G19" table:number-rows-spanned="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0">3.2</text:p>
                </table:table-cell>
                <table:table-cell table:style-name="Table8.A1" office:value-type="string">
                  <text:p text:style-name="P29">Mengevaluasi <text:span text:style-name="T10">DHCP Server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0">4.2</text:p>
                </table:table-cell>
                <table:table-cell table:style-name="Table9.A1" office:value-type="string">
                  <text:p text:style-name="P38">Mengkonfigurasi DHCP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1">Menganalisis (C4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1">Menganalisis <text:span text:style-name="T7">(C4) </text:span>sesuai dengan pengetahuan metakognitif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2">Menyaji (P5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3">3.3</text:p>
                </table:table-cell>
                <table:table-cell table:style-name="Table14.A1" office:value-type="string">
                  <text:p text:style-name="P38">Mengevaluasi FTP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3">4.3</text:p>
                </table:table-cell>
                <table:table-cell table:style-name="Table15.A1" office:value-type="string">
                  <text:p text:style-name="P38">Mengkonfigurasi FTP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3">3.4</text:p>
                </table:table-cell>
                <table:table-cell table:style-name="Table20.A1" office:value-type="string">
                  <text:p text:style-name="P38">Mengevaluasi Remote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3">4.4</text:p>
                </table:table-cell>
                <table:table-cell table:style-name="Table21.A1" office:value-type="string">
                  <text:p text:style-name="P38">Mengkonfigurasi Remote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><text:soft-page-break/></text:p>
            <text:p text:style-name="P18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3">3.5</text:p>
                </table:table-cell>
                <table:table-cell table:style-name="Table26.A1" office:value-type="string">
                  <text:p text:style-name="P38">Mengevaluasi File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3">4.5</text:p>
                </table:table-cell>
                <table:table-cell table:style-name="Table27.A1" office:value-type="string">
                  <text:p text:style-name="P38">Mengkonfigurasi File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3">3.6</text:p>
                </table:table-cell>
                <table:table-cell table:style-name="Table32.A1" office:value-type="string">
                  <text:p text:style-name="P38">Mengevaluasi Web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3">4.6</text:p>
                </table:table-cell>
                <table:table-cell table:style-name="Table33.A1" office:value-type="string">
                  <text:p text:style-name="P38">Mengkonfigurasi Web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4">3.7</text:p>
                </table:table-cell>
                <table:table-cell table:style-name="Table38.A1" office:value-type="string">
                  <text:p text:style-name="P38">Mengevaluasi DNS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5">4.7</text:p>
                </table:table-cell>
                <table:table-cell table:style-name="Table39.A1" office:value-type="string">
                  <text:p text:style-name="P38">Mengkonfigurasi DNS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4">3.8</text:p>
                </table:table-cell>
                <table:table-cell table:style-name="Table44.A1" office:value-type="string">
                  <text:p text:style-name="P38">Mengevaluasi Database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5">4.8</text:p>
                </table:table-cell>
                <table:table-cell table:style-name="Table45.A1" office:value-type="string">
                  <text:p text:style-name="P30">Mengkonfigurasi <text:span text:style-name="T10">Database Server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4">3.9</text:p>
                </table:table-cell>
                <table:table-cell table:style-name="Table50.A1" office:value-type="string">
                  <text:p text:style-name="P38">Mengevaluasi Mail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5">4.9</text:p>
                </table:table-cell>
                <table:table-cell table:style-name="Table51.A1" office:value-type="string">
                  <text:p text:style-name="P38">Mengkonfigurasi Mail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4">3.10</text:p>
                </table:table-cell>
                <table:table-cell table:style-name="Table56.A1" office:value-type="string">
                  <text:p text:style-name="P38">Mengevaluasi Control Panel Hosting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5">4.10</text:p>
                </table:table-cell>
                <table:table-cell table:style-name="Table57.A1" office:value-type="string">
                  <text:p text:style-name="P38">Mengkonfigurasi Cpanel Hosting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4">3.11</text:p>
                </table:table-cell>
                <table:table-cell table:style-name="Table62.A1" office:value-type="string">
                  <text:p text:style-name="P38">Mengevaluasi Share Hosting Server 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5">4.11</text:p>
                </table:table-cell>
                <table:table-cell table:style-name="Table63.A1" office:value-type="string">
                  <text:p text:style-name="P38">Mengkonfigurasi Share Hosting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4">3.12</text:p>
                </table:table-cell>
                <table:table-cell table:style-name="Table68.A1" office:value-type="string">
                  <text:p text:style-name="P31">Mengevaluasi <text:span text:style-name="T10">Vistual Private Server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5">4.12</text:p>
                </table:table-cell>
                <table:table-cell table:style-name="Table69.A1" office:value-type="string">
                  <text:p text:style-name="P32">Mengkonfigurasi <text:span text:style-name="T10">Virtual Private Server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4">3.13</text:p>
                </table:table-cell>
                <table:table-cell table:style-name="Table74.A1" office:value-type="string">
                  <text:p text:style-name="P39">Mengevaluasi Dedicated Hosting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6">4.13</text:p>
                </table:table-cell>
                <table:table-cell table:style-name="Table75.A1" office:value-type="string">
                  <text:p text:style-name="P39">Mengkonfigurasi Dedicate Hosting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4">3.14</text:p>
                </table:table-cell>
                <table:table-cell table:style-name="Table80.A1" office:value-type="string">
                  <text:p text:style-name="P39">Mengevaluasi VPN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7">4.14</text:p>
                </table:table-cell>
                <table:table-cell table:style-name="Table81.A1" office:value-type="string">
                  <text:p text:style-name="P39">Mengkonfigurasi VPN Server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4">3.15</text:p>
                </table:table-cell>
                <table:table-cell table:style-name="Table86.A1" office:value-type="string">
                  <text:p text:style-name="P39">Mengevaluiasi Sistem Kontrol dan Monitoring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7">4.15 </text:p>
                </table:table-cell>
                <table:table-cell table:style-name="Table87.A1" office:value-type="string">
                  <text:p text:style-name="P39">Mengkonfigurasi Sistem Kontrol dan Monitoring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4">3.16</text:p>
                </table:table-cell>
                <table:table-cell table:style-name="Table92.A1" office:value-type="string">
                  <text:p text:style-name="P33">Mengevaluasi P<text:span text:style-name="T11">sistem Keamanan Jaringan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8">4.16</text:p>
                </table:table-cell>
                <table:table-cell table:style-name="Table93.A1" office:value-type="string">
                  <text:p text:style-name="P33">Mengkonfigurasi <text:span text:style-name="T11">Sistem Keamanan Jaringan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19" office:value-type="string">
            <text:p text:style-name="P35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4">3.17</text:p>
                </table:table-cell>
                <table:table-cell table:style-name="Table98.A1" office:value-type="string">
                  <text:p text:style-name="P33">Mengevaluasi permasalahan <text:span text:style-name="T11">Siste Administrasi </text:span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8">4.17</text:p>
                </table:table-cell>
                <table:table-cell table:style-name="Table99.A1" office:value-type="string">
                  <text:p text:style-name="P33">Me<text:span text:style-name="T11">lakukan </text:span>perbaik<text:span text:style-name="T11">an sistem administrasi </text:span><text:s/></text:p>
                </table:table-cell>
              </table:table-row>
            </table:table>
            <text:p text:style-name="P17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1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2"/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6"/>
                </table:table-cell>
              </table:table-row>
            </table:table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G20" office:value-type="string">
            <text:p text:style-name="P35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01:00:52.204538400</dc:date>
    <meta:editing-duration>PT3H22M9S</meta:editing-duration>
    <meta:editing-cycles>40</meta:editing-cycles>
    <meta:generator>LibreOffice/6.0.6.2$Linux_X86_64 LibreOffice_project/00m0$Build-2</meta:generator>
    <meta:document-statistic meta:table-count="103" meta:image-count="0" meta:object-count="0" meta:page-count="4" meta:paragraph-count="109" meta:word-count="323" meta:character-count="2439" meta:non-whitespace-character-count="2212"/>
  </office:meta>
</office:document-meta>
</file>